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>
      <style:text-properties fo:font-style="italic" style:font-style-asian="italic" style:font-style-complex="italic"/>
    </style:style>
    <style:style style:name="P3" style:parent-style-name="Textbody" style:family="paragraph">
      <style:text-properties fo:font-style="italic" style:font-style-asian="italic" style:font-style-complex="italic"/>
    </style:style>
    <style:style style:name="T4" style:parent-style-name="Absatz-Standardschriftart" style:family="text">
      <style:text-properties fo:font-size="16pt" style:font-size-asian="16pt" style:font-size-complex="16pt"/>
    </style:style>
    <style:style style:name="P5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6" style:parent-style-name="Textbody" style:family="paragraph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ystemschnittstellen</text:p>
      <text:h text:style-name="Überschrift1" text:outline-level="1">Dateisystem</text:h>
      <text:h text:style-name="Überschrift2" text:outline-level="2">Nutzerbezogene Einstellungen</text:h>
      <text:p text:style-name="Textbody">User ID: Zeichenkette in einfachen char, Länge von 4 Zeichen, beginnt immer mit „u“</text:p>
      <text:p text:style-name="Textbody">User Password: Zeichenkette in einfachen char, minimale Länge 4, maximale Länge 20 Zeichen</text:p>
      <text:h text:style-name="Überschrift2" text:outline-level="2">Gebäudekonfiguration</text:h>
      <text:p text:style-name="Textbody">Gesamtanzahl Räume: &lt;NUM_ROOMS&gt;, unsigned<text:s/>char (maximal 256 Räume)</text:p>
      <text:p text:style-name="P2">Hinweis: Die Definition der Anzahl von Sensoren und Aktuatoren pro Raum erfolgt separat und universell für alle Räume.</text:p>
      <text:p text:style-name="P3"/>
      <text:h text:style-name="Überschrift1" text:outline-level="1">Client-Server-Kommunikation</text:h>
      <text:h text:style-name="Überschrift2" text:outline-level="2">Format für<text:s/><text:span text:style-name="T4">Anfragen</text:span></text:h>
      <text:p text:style-name="Textbody">Zeichenkette in einfachen char, maximale Länge 1024 Zeichen</text:p>
      <text:p text:style-name="Textbody">Bestandteile: &lt;Befehl&gt; &lt;Argumente&gt;</text:p>
      <text:p text:style-name="Textbody">Argumente werden durch Leerzeichen getrennt</text:p>
      <text:p text:style-name="P5">Mögliche Befehle:</text:p>
      <text:p text:style-name="P6">get: Abfrage eines Sensor- bzw. Aktuatorwertes</text:p>
      <text:p text:style-name="Textbody">Argumente:<text:s/>[&lt;Timestamp&gt;] &lt;Query&gt;<text:s/>&lt;SensorType&gt; &lt;RoomID&gt;<text:s/>[&lt;SensorID&gt;]<text:s/></text:p>
      <text:p text:style-name="P7">set: Setzen eines Aktuatorwertes</text:p>
      <text:p text:style-name="Textbody">Argumente:<text:s/>[&lt;Timestamp&gt;] &lt;Query&gt; &lt;SensorType&gt; &lt;RoomID&gt; [&lt;SensorID&gt;] &lt;SensorValue&gt;</text:p>
      <text:h text:style-name="Überschrift2" text:outline-level="2">Format für Antworten</text:h>
      <text:p text:style-name="Textbody">Zeichenkette in einfachen char, maximale Länge 1024 Zeichen</text:p>
      <text:p text:style-name="Textbody">Bestandteile: &lt;Befehl&gt; &lt;Argumente&gt;</text:p>
      <text:p text:style-name="Textbody">Argumente werden durch Leerzeichen getrennt</text:p>
      <text:p text:style-name="P8">Mögliche Antworten:</text:p>
      <text:p text:style-name="P9">get:<text:s/>Antwort bei<text:s/>Abfrage eines Sensor- bzw. Aktuatorwertes</text:p>
      <text:p text:style-name="Textbody">&lt;Timestamp&gt; &lt;Query&gt; &lt;SensorType&gt; &lt;RoomID&gt; [&lt;SensorID&gt;] &lt;ReturnVal&gt; [&lt;ErrorMessage&gt;] &lt;SensorValue&gt;</text:p>
      <text:p text:style-name="P10">set:<text:s/>Antwort bei Setzen<text:s/>eines Sensor- bzw. Aktuatorwertes</text:p>
      <text:p text:style-name="Textbody">&lt;Timestamp&gt; &lt;Query&gt; &lt;SensorType&gt; &lt;RoomID&gt; [&lt;SensorID&gt;] &lt;ReturnVal&gt; [&lt;ErrorMessage&gt;]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sson, Felix</dc:creator>
    <meta:creation-date>2020-04-02T10:56:00Z</meta:creation-date>
    <dc:date>2020-04-06T10:47:00Z</dc:date>
    <meta:template xlink:href="Normal" xlink:type="simple"/>
    <meta:editing-cycles>14</meta:editing-cycles>
    <meta:editing-duration>PT0S</meta:editing-duration>
    <meta:document-statistic meta:page-count="1" meta:paragraph-count="2" meta:word-count="186" meta:character-count="1359" meta:row-count="9" meta:non-whitespace-character-count="1175"/>
  </office:meta>
</office:document-meta>
</file>